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97H47M00S" calcext:value-type="time">
            <text:p>97:47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/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/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57]-[.B5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58]-[.B5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59]-[.B5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0]-[.B6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1]-[.B6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2]-[.B6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3]-[.B6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4]-[.B6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5]-[.B6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6]-[.B6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7]-[.B6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8]-[.B6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9]-[.B69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 style:data-style-name="N2" text:time-value="10:10:33.19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07T12:38:55.004000000</dc:date>
    <meta:editing-duration>P6DT22H39M38S</meta:editing-duration>
    <meta:editing-cycles>131</meta:editing-cycles>
    <meta:generator>LibreOffice/7.2.5.2$Windows_X86_64 LibreOffice_project/499f9727c189e6ef3471021d6132d4c694f357e5</meta:generator>
    <meta:document-statistic meta:table-count="1" meta:cell-count="292" meta:object-count="0"/>
  </office:meta>
</office:document-meta>
</file>